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90c5" officeooo:paragraph-rsid="001e90c5"/>
    </style:style>
    <style:style style:name="P2" style:family="paragraph" style:parent-style-name="Standard">
      <style:paragraph-properties fo:text-align="center" style:justify-single-word="false"/>
      <style:text-properties officeooo:rsid="001e90c5" officeooo:paragraph-rsid="001e90c5"/>
    </style:style>
    <style:style style:name="P3" style:family="paragraph" style:parent-style-name="Standard">
      <style:text-properties officeooo:rsid="001e90c5" officeooo:paragraph-rsid="0021d12a"/>
    </style:style>
    <style:style style:name="P4" style:family="paragraph" style:parent-style-name="Standard">
      <style:text-properties officeooo:rsid="0020d55d" officeooo:paragraph-rsid="0020d55d"/>
    </style:style>
    <style:style style:name="P5" style:family="paragraph" style:parent-style-name="Standard">
      <style:text-properties officeooo:rsid="0020d55d" officeooo:paragraph-rsid="00272ac8"/>
    </style:style>
    <style:style style:name="P6" style:family="paragraph" style:parent-style-name="Standard">
      <style:text-properties officeooo:rsid="0021d12a" officeooo:paragraph-rsid="0024f375"/>
    </style:style>
    <style:style style:name="P7" style:family="paragraph" style:parent-style-name="Standard">
      <style:text-properties officeooo:rsid="0024f375" officeooo:paragraph-rsid="0024f375"/>
    </style:style>
    <style:style style:name="P8" style:family="paragraph" style:parent-style-name="Standard">
      <style:text-properties officeooo:rsid="002676d4" officeooo:paragraph-rsid="002676d4"/>
    </style:style>
    <style:style style:name="P9" style:family="paragraph" style:parent-style-name="Standard">
      <style:text-properties officeooo:rsid="002676d4" officeooo:paragraph-rsid="00272ac8"/>
    </style:style>
    <style:style style:name="P10" style:family="paragraph" style:parent-style-name="Standard">
      <style:text-properties officeooo:rsid="0023294c" officeooo:paragraph-rsid="0024f375"/>
    </style:style>
    <style:style style:name="P11" style:family="paragraph" style:parent-style-name="Title">
      <style:text-properties officeooo:rsid="001e90c5"/>
    </style:style>
    <style:style style:name="P12" style:family="paragraph" style:parent-style-name="Standard">
      <style:text-properties officeooo:rsid="001e90c5" officeooo:paragraph-rsid="00272ac8"/>
    </style:style>
    <style:style style:name="P13" style:family="paragraph" style:parent-style-name="Standard">
      <style:text-properties officeooo:rsid="002da869" officeooo:paragraph-rsid="002da869"/>
    </style:style>
    <style:style style:name="P14" style:family="paragraph" style:parent-style-name="Standard">
      <style:text-properties officeooo:rsid="002f28b0" officeooo:paragraph-rsid="002f28b0"/>
    </style:style>
    <style:style style:name="P15" style:family="paragraph" style:parent-style-name="Heading_20_3">
      <style:paragraph-properties fo:break-before="page"/>
    </style:style>
    <style:style style:name="T1" style:family="text">
      <style:text-properties officeooo:rsid="0020d55d"/>
    </style:style>
    <style:style style:name="T2" style:family="text">
      <style:text-properties style:text-position="sub 58%"/>
    </style:style>
    <style:style style:name="T3" style:family="text">
      <style:text-properties officeooo:rsid="0021d12a"/>
    </style:style>
    <style:style style:name="T4" style:family="text">
      <style:text-properties officeooo:rsid="0023294c"/>
    </style:style>
    <style:style style:name="T5" style:family="text">
      <style:text-properties officeooo:rsid="0024f375"/>
    </style:style>
    <style:style style:name="T6" style:family="text">
      <style:text-properties officeooo:rsid="002676d4"/>
    </style:style>
    <style:style style:name="T7" style:family="text">
      <style:text-properties officeooo:rsid="00272ac8"/>
    </style:style>
    <style:style style:name="T8" style:family="text">
      <style:text-properties officeooo:rsid="002af324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72ac8"/>
    </style:style>
    <style:style style:name="T12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t Interval Focus</text:p>
      <text:p text:style-name="P2">by Sven Nilsen, 2018</text:p>
      <text:p text:style-name="P1"/>
      <text:p text:style-name="P1">In this paper I represent a function that maps the unit interval to itself, focused <text:span text:style-name="T1">on</text:span> an attractor value:</text:p>
      <text:p text:style-name="P1"/>
      <text:p text:style-name="P3"><text:tab/><text:span text:style-name="T3">uif</text:span>(a : <text:span text:style-name="T3">prob</text:span>, <text:span text:style-name="T1">b : (&gt;= 0), x</text:span> : <text:span text:style-name="T1">prob</text:span>) = <text:span text:style-name="T1">if x &lt; a {a*(1-(1-x/a)^b)} else {(1-a)*((x-a)/(1-a))^b+a}</text:span></text:p>
      <text:p text:style-name="P1"/>
      <text:p text:style-name="P4">`a` controls the attractor value and `b` controls focus:</text:p>
      <text:p text:style-name="P4"/>
      <text:p text:style-name="P4"><text:tab/><text:span text:style-name="T6">b = 0<text:tab/><text:tab/>Negatively focused</text:span></text:p>
      <text:p text:style-name="P4"><text:tab/><text:span text:style-name="T6">b = 1<text:tab/><text:tab/>Unfocused</text:span></text:p>
      <text:p text:style-name="P4"><text:tab/><text:span text:style-name="T6">b = ∞<text:tab/><text:tab/>Focused</text:span></text:p>
      <text:p text:style-name="P4"/>
      <text:p text:style-name="P4">This function has many desirable mathematical properties.</text:p>
      <text:p text:style-name="P4"/>
      <text:p text:style-name="P4">One <text:span text:style-name="T4">such </text:span>property is <text:span text:style-name="T3">for all values of `a` when `b` is non-zero, the codomain covers the unit interval:</text:span></text:p>
      <text:p text:style-name="P4"/>
      <text:p text:style-name="P4"><text:tab/>∀ a : prob, b : <text:span text:style-name="T3">(&gt; 0)</text:span> { ∃<text:span text:style-name="T3">uif</text:span>(a, b) &lt;=&gt; prob }</text:p>
      <text:p text:style-name="P4"/>
      <text:p text:style-name="P7">Basically, it says that when it’s not <text:span text:style-name="T6">negatively </text:span>focused, it always maps back to itself. This property is very nice for <text:span text:style-name="T6">constructing </text:span>global optimization algorithms that behave asymptotically <text:span text:style-name="T6">similar to local optimization algorithms. This was the primary motivation behind the design of the `uif` function.</text:span></text:p>
      <text:p text:style-name="P4"/>
      <text:p text:style-name="P6">Here, `<text:span text:style-name="T1">∃</text:span>uif<text:span text:style-name="T1">(a, b)</text:span>` means the existential path<text:span text:style-name="T10"><text:reference-ref text:reference-format="text" text:ref-name="existential paths">[1]</text:reference-ref></text:span> of `uif<text:span text:style-name="T1">(a, b)</text:span>`. It returns `true` for <text:span text:style-name="T4">all values that the function returns, which is the same as the sub-type of the codomain. It is called a “higher order existential path” because the expression contains an existential path quantified over some parameters.</text:span></text:p>
      <text:p text:style-name="P6"/>
      <text:p text:style-name="P10">Since the existential path is quantified over `a` that has the same sub-type as the input, one can use parameter elimination of higher order existential paths<text:span text:style-name="T10"><text:reference-ref text:reference-format="text" text:ref-name="parameter elimination">[2]</text:reference-ref></text:span> to write:</text:p>
      <text:p text:style-name="P6"/>
      <text:p text:style-name="P6"><text:tab/><text:span text:style-name="T1">∀ b : </text:span>(&gt; 0) <text:span text:style-name="T5">{ ∃(uif b) &lt;=&gt; prob }</text:span></text:p>
      <text:p text:style-name="P6"/>
      <text:p text:style-name="P8">It turns out that when `b = 0`, the `uif` function has another desirable mathematical property:</text:p>
      <text:p text:style-name="P8"/>
      <text:p text:style-name="P9"><text:tab/><text:span text:style-name="T5">∃(uif 0) &lt;=&gt; (= 0) ∨ (= 1)<text:tab/><text:tab/>It returns `0` or `1` when negatively focused</text:span></text:p>
      <text:p text:style-name="P8"/>
      <text:p text:style-name="P8"><text:tab/>(<text:span text:style-name="T5">∃</text:span><text:span text:style-name="T2">p</text:span><text:span text:style-name="T5">uif(a, </text:span>0<text:span text:style-name="T5">)</text:span>)(0) = a<text:tab/><text:tab/>&lt;=&gt;<text:tab/><text:tab/>0 : [<text:span text:style-name="T5">∃</text:span><text:span text:style-name="T2">p</text:span><text:span text:style-name="T5">uif(a, </text:span>0<text:span text:style-name="T5">)</text:span>] a</text:p>
      <text:p text:style-name="P8"><text:tab/>(<text:span text:style-name="T5">∃</text:span><text:span text:style-name="T2">p</text:span><text:span text:style-name="T5">uif(a, </text:span>0<text:span text:style-name="T5">)</text:span>)(1) = 1 – a<text:tab/>&lt;=&gt;<text:tab/><text:tab/>1 : [<text:span text:style-name="T5">∃</text:span><text:span text:style-name="T2">p</text:span><text:span text:style-name="T5">uif(a, </text:span>0<text:span text:style-name="T5">)</text:span>] (1 – a)</text:p>
      <text:p text:style-name="P8"/>
      <text:p text:style-name="P8">When negatively focused and choosing some random input from the unit interval, the `uif` function returns `0` <text:span text:style-name="T7">a fraction of the time corresponding to `a` and `1` all other times.</text:span></text:p>
      <text:p text:style-name="P8"/>
      <text:p text:style-name="P8">Another desirable mathematical property <text:span text:style-name="T7">is that the derivative at `a` is the reciprocal</text:span><text:span text:style-name="T11"><text:reference-ref text:reference-format="text" text:ref-name="multiplicative inverse">[3]</text:reference-ref></text:span><text:span text:style-name="T7"> of `b`:</text:span></text:p>
      <text:p text:style-name="P8"/>
      <text:p text:style-name="P5"><text:tab/>∀ <text:span text:style-name="T8">a : prob, </text:span>b : (&gt; 0) { <text:span text:style-name="T8">uif</text:span>(a, <text:span text:style-name="T8">b</text:span>)’<text:span text:style-name="T8">(a)</text:span> = 1 / b }</text:p>
      <text:p text:style-name="P12"/>
      <text:h text:style-name="P15" text:outline-level="3">References:</text:h>
      <text:p text:style-name="P13"/>
      <text:p text:style-name="P13"><text:reference-mark-start text:name="existential paths"/>[1]<text:reference-mark-end text:name="existential paths"/><text:tab/>“Existential Paths”</text:p>
      <text:p text:style-name="P13"><text:tab/>Sven Nilsen, 2017</text:p>
      <text:p text:style-name="P13"><text:tab/><text:a xlink:type="simple" xlink:href="https://github.com/advancedresearch/path_semantics/blob/master/papers-wip/existential-paths.pdf" text:style-name="Internet_20_link" text:visited-style-name="Visited_20_Internet_20_Link"><text:span text:style-name="T9">https://github.com/advancedresearch/path_semantics/blob/master/papers-wip/existential-paths.pdf</text:span></text:a></text:p>
      <text:p text:style-name="P13"/>
      <text:p text:style-name="P14"><text:reference-mark-start text:name="parameter elimination"/>[2]<text:reference-mark-end text:name="parameter elimination"/><text:tab/>“Parameter Elimination in Higher Order Existential Paths”</text:p>
      <text:p text:style-name="P14"><text:tab/>Sven Nilsen, 2018</text:p>
      <text:p text:style-name="P14"><text:tab/><text:a xlink:type="simple" xlink:href="https://github.com/advancedresearch/path_semantics/blob/master/papers-wip/parameter-elimination-in-higher-order-existential-paths.pdf" text:style-name="Internet_20_link" text:visited-style-name="Visited_20_Internet_20_Link"><text:span text:style-name="T12">https://github.com/advancedresearch/path_semantics/blob/master/papers-wip/parameter-elimination-in-higher-order-existential-paths.pdf</text:span></text:a></text:p>
      <text:p text:style-name="P14"/>
      <text:p text:style-name="P14"><text:reference-mark-start text:name="multiplicative inverse"/>[3]<text:reference-mark-end text:name="multiplicative inverse"/><text:tab/>“Multiplicative inverse”</text:p>
      <text:p text:style-name="P14"><text:tab/>Wikipedia</text:p>
      <text:p text:style-name="P14"><text:tab/><text:a xlink:type="simple" xlink:href="https://en.wikipedia.org/wiki/Multiplicative_inverse" text:style-name="Internet_20_link" text:visited-style-name="Visited_20_Internet_20_Link"><text:span text:style-name="T9">https://en.wikipedia.org/wiki/Multiplicative_inverse</text:span>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7:56:22.595839000</meta:creation-date>
    <dc:date>2021-09-11T17:22:47.548206000</dc:date>
    <meta:editing-duration>PT8M55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2" meta:word-count="379" meta:character-count="2426" meta:non-whitespace-character-count="2054"/>
  </office:meta>
</office:document-meta>
</file>